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ru" fo:country="RU"/>
    </style:style>
    <style:style style:name="T2" style:parent-style-name="Основнойшрифтабзаца" style:family="text">
      <style:text-properties fo:language="ru" fo:country="RU"/>
    </style:style>
    <style:style style:name="T3" style:parent-style-name="Основнойшрифтабзаца" style:family="text">
      <style:text-properties fo:language="ru" fo:country="RU"/>
    </style:style>
    <style:style style:name="T4" style:parent-style-name="Основнойшрифтабзаца" style:family="text">
      <style:text-properties fo:language="ru" fo:country="RU"/>
    </style:style>
    <style:style style:name="T5" style:parent-style-name="Основнойшрифтабзаца" style:family="text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T8" style:parent-style-name="Основнойшрифтабзаца" style:family="text">
      <style:text-properties fo:language="ru" fo:country="RU"/>
    </style:style>
    <style:style style:name="T9" style:parent-style-name="Основнойшрифтабзаца" style:family="text">
      <style:text-properties fo:language="ru" fo:country="RU"/>
    </style:style>
    <style:style style:name="T10" style:parent-style-name="Основнойшрифтабзаца" style:family="text">
      <style:text-properties fo:language="ru" fo:country="RU"/>
    </style:style>
    <style:style style:name="T11" style:parent-style-name="Основнойшрифтабзаца" style:family="text">
      <style:text-properties fo:language="ru" fo:country="RU"/>
    </style:style>
    <style:style style:name="T12" style:parent-style-name="Основнойшрифтабзаца" style:family="text">
      <style:text-properties fo:language="ru" fo:country="RU"/>
    </style:style>
  </office:automatic-styles>
  <office:body>
    <office:text text:use-soft-page-breaks="true">
      <text:p text:style-name="P1">ИНИЦИАЛИЗАЦИЯ РЕПОЗИТОРИЯ ГИТ:</text:p>
      <text:p text:style-name="Standard"><text:span text:style-name="T2">../</text:span>tspp<text:span text:style-name="T3">_</text:span>project<text:span text:style-name="T4">$<text:s/></text:span>git<text:span text:style-name="T5"><text:s/></text:span>init</text:p>
      <text:p text:style-name="P6"/>
      <text:p text:style-name="Standard">Initialized empty Git repository in ../tspp_project/.git/</text:p>
      <text:p text:style-name="Standard"/>
      <text:p text:style-name="Standard"/>
      <text:p text:style-name="Standard">СТАТУС:</text:p>
      <text:p text:style-name="Standard">../tspp_project$ git status</text:p>
      <text:p text:style-name="Standard"/>
      <text:p text:style-name="Standard">On branch master</text:p>
      <text:p text:style-name="Standard"/>
      <text:p text:style-name="Standard">Initial<text:s/>commit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/>
      <text:p text:style-name="Standard"><text:tab/>CMakeLists.txt</text:p>
      <text:p text:style-name="Standard"><text:tab/>CMakeLists.txt.user</text:p>
      <text:p text:style-name="Standard"><text:tab/>main.cpp</text:p>
      <text:p text:style-name="Standard"/>
      <text:p text:style-name="Standard">nothing added to commit but untracked files present (use "git add" to track)</text:p>
      <text:p text:style-name="Standard"/>
      <text:p text:style-name="P7">ДОБАЛЕНИЕ ФАЙЛОВ ПОД КОНТРОЛЬ:</text:p>
      <text:p text:style-name="Standard"><text:span text:style-name="T8">../</text:span>tspp<text:span text:style-name="T9">_</text:span>project<text:span text:style-name="T10">$<text:s/></text:span>git<text:span text:style-name="T11"><text:s/></text:span>add<text:span text:style-name="T12"><text:s/>*.</text:span>cpp</text:p>
      <text:p text:style-name="Standard">../tspp_project$ touch .gitignore</text:p>
      <text:p text:style-name="Standard">../tspp_project$ git add CMakeLists.*</text:p>
      <text:p text:style-name="Standard">../tspp_project$ git status</text:p>
      <text:p text:style-name="Standard">On branch master</text:p>
      <text:p text:style-name="Standard"/>
      <text:p text:style-name="Standard">Initial commit</text:p>
      <text:p text:style-name="Standard"/>
      <text:p text:style-name="Standard">Changes to be committed:</text:p>
      <text:p text:style-name="Standard"><text:s text:c="2"/>(use "git rm --cached &lt;file&gt;..." to unstage)</text:p>
      <text:p text:style-name="Standard"/>
      <text:p text:style-name="Standard"><text:tab/>new file: <text:s text:c="2"/>CMakeLists.txt</text:p>
      <text:p text:style-name="Standard"><text:tab/>new file: <text:s text:c="2"/>CMakeLists.txt.user</text:p>
      <text:p text:style-name="Standard"><text:tab/>new file: <text:s text:c="2"/>main.cpp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/>
      <text:p text:style-name="Standard"><text:tab/>.gitignore</text:p>
      <text:p text:style-name="Standard"/>
      <text:p text:style-name="Standard"/>
      <text:p text:style-name="Standard"/>
      <text:p text:style-name="Standard">КОММИТ №1:</text:p>
      <text:p text:style-name="Standard">../tspp_project$ git commit -m "init commit"</text:p>
      <text:p text:style-name="Standard">[master (root-commit) e59b845] init<text:s/>commit</text:p>
      <text:p text:style-name="Standard"><text:s/>4 files changed, 384 insertions(+)</text:p>
      <text:p text:style-name="Standard"><text:s/>create mode 100644 .gitignore</text:p>
      <text:p text:style-name="Standard"><text:s/>create mode 100644 CMakeLists.txt</text:p>
      <text:p text:style-name="Standard"><text:s/>create mode 100644 CMakeLists.txt.user</text:p>
      <text:soft-page-break/>
      <text:p text:style-name="Standard"><text:s/>create mode 100644 main.cpp</text:p>
      <text:p text:style-name="Standard"/>
      <text:p text:style-name="Standard">СТАТУС №2:</text:p>
      <text:p text:style-name="Standard">../tspp_project/tspp_project$ git status</text:p>
      <text:p text:style-name="Standard">On branch master</text:p>
      <text:p text:style-name="Standard">Changes<text:s/>to be committed:</text:p>
      <text:p text:style-name="Standard"><text:s text:c="2"/>(use "git reset HEAD &lt;file&gt;..." to unstage)</text:p>
      <text:p text:style-name="Standard"/>
      <text:p text:style-name="Standard"><text:tab/>modified: <text:s text:c="2"/>CMakeLists.txt</text:p>
      <text:p text:style-name="Standard"><text:tab/>modified: <text:s text:c="2"/>CMakeLists.txt.user</text:p>
      <text:p text:style-name="Standard"><text:tab/>new file: <text:s text:c="2"/>actor_t.cpp</text:p>
      <text:p text:style-name="Standard"><text:tab/>new file: <text:s text:c="2"/>actor_t.h</text:p>
      <text:p text:style-name="Standard"><text:tab/>modified: <text:s text:c="2"/>main.cpp</text:p>
      <text:p text:style-name="Standard"/>
      <text:p text:style-name="Standard">КОММИТ №2:</text:p>
      <text:p text:style-name="Standard">../tspp_project$ git commit</text:p>
      <text:p text:style-name="Standard">[master 6927c4b]<text:s/>-update Cmake config -added actor class</text:p>
      <text:p text:style-name="Standard"><text:s/>5 files changed, 40 insertions(+), 66 deletions(-)</text:p>
      <text:p text:style-name="Standard"><text:s/>create mode 100644 actor_t.cpp</text:p>
      <text:p text:style-name="Standard"><text:s/>create mode 100644 actor_t.h</text:p>
      <text:p text:style-name="Standard"/>
      <text:p text:style-name="Standard">УДАЛЕНЫЙ РЕП:</text:p>
      <text:p text:style-name="Standard">../tspp_project$ git remote add origin https://generalov_nikolay@bitbucket.org/generalov_nikolay/tspp_git_proj.git</text:p>
      <text:p text:style-name="Standard"/>
      <text:p text:style-name="Standard">ПУШ:</text:p>
      <text:p text:style-name="Standard">../tspp_project$ git push origin master</text:p>
      <text:p text:style-name="Standard">Password for 'https://generalov_nikolay@bitbucket.org':</text:p>
      <text:p text:style-name="Standard">Counting objects: 13, done.</text:p>
      <text:p text:style-name="Standard">Delta compression using up to 8 threads.</text:p>
      <text:p text:style-name="Standard">Compressing objects: 100% (12/12), done.</text:p>
      <text:p text:style-name="Standard">Writing<text:s/>objects: 100% (13/13), 3.76 KiB | 0 bytes/s, done.</text:p>
      <text:p text:style-name="Standard">Total 13 (delta 2), reused 0 (delta 0)</text:p>
      <text:p text:style-name="Standard">To https://generalov_nikolay@bitbucket.org/generalov_nikolay/tspp_git_proj.git</text:p>
      <text:p text:style-name="Standard"><text:s/>* [new branch] <text:s text:c="5"/>master -&gt; master</text:p>
      <text:p text:style-name="Standard"/>
      <text:p text:style-name="Standard">ВЕТКА:</text:p>
      <text:p text:style-name="Standard">../tspp_project$ git checkout -b actor_class_dev</text:p>
      <text:p text:style-name="Standard">Switched to a new branch 'actor_class_dev'</text:p>
      <text:p text:style-name="Standard">../tspp_project$ git branch</text:p>
      <text:p text:style-name="Standard">* actor_class_dev</text:p>
      <text:p text:style-name="Standard"><text:s text:c="2"/>master</text:p>
      <text:p text:style-name="Standard"/>
      <text:p text:style-name="Standard">ПУЛЛ:</text:p>
      <text:p text:style-name="Standard">../tspp_project$ git pull origin master</text:p>
      <text:p text:style-name="Standard">Password for 'https://generalov_nikolay@bitbucket.org':</text:p>
      <text:p text:style-name="Standard">From https://bitbucket.org/generalov_nikolay/tspp_git_proj</text:p>
      <text:p text:style-name="Standard"><text:s/>* branch <text:s text:c="11"/>master <text:s text:c="4"/>-&gt; FETCH_HEAD</text:p>
      <text:p text:style-name="Standard">Updating 5c1acba..8275ba9</text:p>
      <text:p text:style-name="Standard">Fast-forward</text:p>
      <text:p text:style-name="Standard"><text:s/>CMakeLists.txt.user | <text:s/>4 ++--</text:p>
      <text:p text:style-name="Standard"><text:s/>actor_t.cpp <text:s text:c="8"/>| 16 ++++++++++------</text:p>
      <text:soft-page-break/>
      <text:p text:style-name="Standard"><text:s/>actor_t.h <text:s text:c="10"/>| <text:s/>3 ++-</text:p>
      <text:p text:style-name="Standard"><text:s/>ad_t.cpp <text:s text:c="11"/>| 39 +++++++++++++++++++++++++++++++++++++++</text:p>
      <text:p text:style-name="Standard"><text:s/>ad_t.h <text:s text:c="13"/>| <text:s/>4 +++-</text:p>
      <text:p text:style-name="Standard"><text:s/>main.cpp <text:s text:c="11"/>| <text:s/>2 ++</text:p>
      <text:p text:style-name="Standard"><text:s/>manager_t.cpp <text:s text:c="6"/>| 42 ++++++++++++++++++++++++++++++++++++++++++</text:p>
      <text:p text:style-name="Standard"><text:s/>manager_t.h <text:s text:c="8"/>| 15 +++++++++++++++</text:p>
      <text:p text:style-name="Standard"><text:s/>8 files changed, 115 insertions(+), 10 deletions(-)</text:p>
      <text:p text:style-name="Standard"/>
      <text:p text:style-name="Standard">УДАЛЕНИЕ ВЕТКИ:</text:p>
      <text:p text:style-name="Standard">../tspp_project$ git push origin :actor_class_dev</text:p>
      <text:p text:style-name="Standard">Password for 'https://generalov_nikolay@bitbucket.org':</text:p>
      <text:p text:style-name="Standard">To https://generalov_nikolay@bitbucket.org/generalov_nikolay/tspp_git_proj.git</text:p>
      <text:p text:style-name="Standard"><text:s/>- [deleted] <text:s text:c="8"/>actor_class_dev</text:p>
      <text:p text:style-name="Standard"><text:a xlink:href="mailto:dragonballs@dragonballs-PC" office:target-frame-name="_top" xlink:show="replace">dragonballs@dragonballs-PC</text:a>:/media/drag</text:p>
      <text:p text:style-name="Standard"/>
      <text:p text:style-name="Standard">LOG:</text:p>
      <text:p text:style-name="Standard">/tspp_project$ git vlog</text:p>
      <text:p text:style-name="Standard">* c49afd3 <text:s/>2018-05-28 <text:s/>| <text:s/>updated clientOwner class previlegies, updated addAd method (HEAD -&gt;<text:s/>classes_dev, origin/classes_dev) <text:s/>[GeneralovNikolay]</text:p>
      <text:p text:style-name="Standard">* f67df7a <text:s/>2018-05-28 <text:s/>| <text:s/>updated actor class view method ------ rework previlegies enum <text:s/>[GeneralovNikolay]</text:p>
      <text:p text:style-name="Standard">* 0426d61 <text:s/>2018-05-28 <text:s/>| <text:s/>added adm/moder constructors+destructors <text:s/>[GeneralovNikolay]</text:p>
      <text:p text:style-name="Standard">* d65b1dc <text:s/>2018-05-28 <text:s/>| <text:s/>fix manager class add/delete user methods to virtual <text:s/>[GeneralovNikolay]</text:p>
      <text:p text:style-name="Standard">* 00680e0 <text:s/>2018-05-28 <text:s/>| <text:s/>updated actor classes structure <text:s/>[GeneralovNikolay]</text:p>
      <text:p text:style-name="Standard">* 4ff35ec <text:s/>2018-05-28 <text:s/>| <text:s/>renamed editAd method to swapAdContent, rework that <text:s/>[GeneralovNikolay]</text:p>
      <text:p text:style-name="Standard">* 689207a <text:s/>2018-05-28 <text:s/>| <text:s/>renamed editAd method to editAdcontent, rework that <text:s/>[GeneralovNikolay]</text:p>
      <text:p text:style-name="Standard">* 8275ba9 <text:s/>2018-05-28 <text:s/>| <text:s/>update manger class ------ update ad class ------ update actor class (origin/master, master) <text:s/>[GeneralovNikolay]</text:p>
      <text:p text:style-name="Standard">* 5c1acba <text:s/>2018-05-28 <text:s/>| <text:s/>-updated classes: ad, service desk <text:s/>[GeneralovNikolay]</text:p>
      <text:p text:style-name="Standard">* faaacb9 <text:s/>2018-05-28 <text:s/>| <text:s/>-updated ad class \n -updated service desk class \n -updated gitignore <text:s/>[GeneralovNikolay]</text:p>
      <text:p text:style-name="Standard">* a22264c <text:s/>2018-05-28 <text:s/>| <text:s/>formated code view <text:s/>[GeneralovNikolay]</text:p>
      <text:p text:style-name="Standard">* 63c7a98 <text:s/>2018-05-27 <text:s/>| <text:s/>update actor class <text:s/>[GeneralovNikolay]</text:p>
      <text:p text:style-name="Standard">* 7eb4825 <text:s/>2018-05-27 <text:s/>| <text:s/>created project class struct <text:s/>[GeneralovNikolay]</text:p>
      <text:p text:style-name="Standard">* 6927c4b <text:s/>2018-05-27 <text:s/>| <text:s/>-update Cmake config -added actor class <text:s/>[GeneralovNikolay]</text:p>
      <text:p text:style-name="Standard">* e59b845 <text:s/>2018-05-24 <text:s/>| <text:s/>init commit <text:s/>[GeneralovNikolay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ragonballs</meta:initial-creator>
    <dc:creator>Пользователь Windows</dc:creator>
    <meta:creation-date>2018-05-24T10:32:00Z</meta:creation-date>
    <dc:date>2018-05-29T17:31:00Z</dc:date>
    <meta:template xlink:href="Normal" xlink:type="simple"/>
    <meta:editing-cycles>1</meta:editing-cycles>
    <meta:editing-duration>PT17340S</meta:editing-duration>
    <meta:document-statistic meta:page-count="3" meta:paragraph-count="9" meta:word-count="704" meta:character-count="4709" meta:row-count="33" meta:non-whitespace-character-count="4014"/>
  </office:meta>
</office:document-meta>
</file>